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Table1" style:family="table">
      <style:table-properties style:width="18.025cm" fo:margin-left="-0.018cm" table:align="left" style:writing-mode="lr-tb"/>
    </style:style>
    <style:style style:name="Table1.A" style:family="table-column">
      <style:table-column-properties style:column-width="18.02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18cm" fo:padding-right="0.018cm" fo:padding-top="0cm" fo:padding-bottom="0cm" fo:border="none"/>
    </style:style>
    <style:style style:name="Table1.A3" style:family="table-cell">
      <style:table-cell-properties fo:padding-left="0.018cm" fo:padding-right="0.018cm" fo:padding-top="0cm" fo:padding-bottom="0cm" fo:border-left="none" fo:border-right="none" fo:border-top="none" fo:border-bottom="0.009cm solid #000001"/>
    </style:style>
    <style:style style:name="Table1.A4" style:family="table-cell">
      <style:table-cell-properties fo:background-color="#ffffff" fo:padding-left="0.018cm" fo:padding-right="0.018cm" fo:padding-top="0cm" fo:padding-bottom="0cm" fo:border-left="none" fo:border-right="none" fo:border-top="0.009cm solid #000001" fo:border-bottom="none">
        <style:background-image/>
      </style:table-cell-properties>
    </style:style>
    <style:style style:name="Table1.A5" style:family="table-cell">
      <style:table-cell-properties fo:background-color="#ffffff" fo:padding-left="0.018cm" fo:padding-right="0.018cm" fo:padding-top="0cm" fo:padding-bottom="0cm" fo:border="none">
        <style:background-image/>
      </style:table-cell-properties>
    </style:style>
    <style:style style:name="Table2" style:family="table">
      <style:table-properties style:width="5.69cm" table:align="right" style:writing-mode="lr-tb"/>
    </style:style>
    <style:style style:name="Table2.A" style:family="table-column">
      <style:table-column-properties style:column-width="5.6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18cm" fo:padding-right="0.018cm" fo:padding-top="0cm" fo:padding-bottom="0cm" fo:border="0.009cm solid #00000a"/>
    </style:style>
    <style:style style:name="Table3" style:family="table">
      <style:table-properties style:width="17.471cm" fo:margin-left="-0.191cm" table:align="left" style:writing-mode="lr-tb"/>
    </style:style>
    <style:style style:name="Table3.A" style:family="table-column">
      <style:table-column-properties style:column-width="17.47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a"/>
    </style:style>
    <style:style style:name="Table4" style:family="table">
      <style:table-properties style:width="17.471cm" fo:margin-left="-0.191cm" table:align="left" style:writing-mode="lr-tb"/>
    </style:style>
    <style:style style:name="Table4.A" style:family="table-column">
      <style:table-column-properties style:column-width="17.471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="0.018cm solid #00000a"/>
    </style:style>
    <style:style style:name="Table5" style:family="table">
      <style:table-properties style:width="17.471cm" fo:margin-left="-0.191cm" table:align="left" style:writing-mode="lr-tb"/>
    </style:style>
    <style:style style:name="Table5.A" style:family="table-column">
      <style:table-column-properties style:column-width="17.471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191cm" fo:padding-right="0.191cm" fo:padding-top="0cm" fo:padding-bottom="0cm" fo:border="0.018cm solid #00000a"/>
    </style:style>
    <style:style style:name="Table6" style:family="table">
      <style:table-properties style:width="17.471cm" fo:margin-left="-0.191cm" table:align="left" style:writing-mode="lr-tb"/>
    </style:style>
    <style:style style:name="Table6.A" style:family="table-column">
      <style:table-column-properties style:column-width="17.471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191cm" fo:padding-right="0.191cm" fo:padding-top="0cm" fo:padding-bottom="0cm" fo:border="0.018cm solid #00000a"/>
    </style:style>
    <style:style style:name="Table7" style:family="table">
      <style:table-properties style:width="17.471cm" fo:margin-left="-0.191cm" table:align="left" style:writing-mode="lr-tb"/>
    </style:style>
    <style:style style:name="Table7.A" style:family="table-column">
      <style:table-column-properties style:column-width="17.471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style:line-height-at-least="0.176cm" fo:text-align="center" style:justify-single-word="false" fo:orphans="0" fo:widows="0"/>
      <style:text-properties style:font-name="Times New Roman CYR" style:letter-kerning="true" style:font-name-complex="Times New Roman CYR1" style:font-size-complex="14pt"/>
    </style:style>
    <style:style style:name="P2" style:family="paragraph" style:parent-style-name="Standard">
      <style:paragraph-properties style:line-height-at-least="0.176cm" fo:orphans="0" fo:widows="0"/>
      <style:text-properties style:font-name="Times New Roman CYR" fo:font-size="12pt" style:letter-kerning="true" style:font-size-asian="12pt" style:font-name-complex="Times New Roman CYR1" style:font-size-complex="12pt"/>
    </style:style>
    <style:style style:name="P3" style:family="paragraph" style:parent-style-name="Standard">
      <style:paragraph-properties fo:line-height="150%" fo:orphans="0" fo:widows="0"/>
      <style:text-properties style:font-name="Times New Roman CYR" fo:font-size="12pt" style:letter-kerning="true" style:font-size-asian="12pt" style:font-name-complex="Times New Roman CYR1" style:font-size-complex="12pt"/>
    </style:style>
    <style:style style:name="P4" style:family="paragraph" style:parent-style-name="Standard">
      <style:paragraph-properties fo:line-height="120%" fo:text-align="center" style:justify-single-word="false" fo:orphans="0" fo:widows="0"/>
    </style:style>
    <style:style style:name="P5" style:family="paragraph" style:parent-style-name="Standard">
      <style:paragraph-properties style:line-height-at-least="0.176cm" fo:text-align="center" style:justify-single-word="false" fo:orphans="0" fo:widows="0"/>
    </style:style>
    <style:style style:name="P6" style:family="paragraph" style:parent-style-name="Standard">
      <style:paragraph-properties style:line-height-at-least="0.176cm" fo:text-align="end" style:justify-single-word="false" fo:orphans="0" fo:widows="0"/>
    </style:style>
    <style:style style:name="P7" style:family="paragraph" style:parent-style-name="Standard">
      <style:paragraph-properties style:line-height-at-least="0.176cm" fo:orphans="0" fo:widows="0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paragraph-properties fo:line-height="200%"/>
      <style:text-properties fo:language="en" fo:country="US"/>
    </style:style>
    <style:style style:name="P10" style:family="paragraph" style:parent-style-name="Standard">
      <style:paragraph-properties fo:line-height="200%"/>
    </style:style>
    <style:style style:name="P11" style:family="paragraph" style:parent-style-name="Standard">
      <style:text-properties style:font-name-asian="Calibri1" style:font-name-complex="Times New Roman1"/>
    </style:style>
    <style:style style:name="P12" style:family="paragraph" style:parent-style-name="Standard" style:list-style-name="">
      <style:paragraph-properties style:text-autospace="none"/>
    </style:style>
    <style:style style:name="P13" style:family="paragraph" style:parent-style-name="Standard" style:list-style-name="">
      <style:paragraph-properties style:text-autospace="none"/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P14" style:family="paragraph" style:parent-style-name="Standard" style:list-style-name="">
      <style:paragraph-properties style:text-autospace="none"/>
      <style:text-properties style:use-window-font-color="true" style:font-name="Consolas1" fo:font-size="9.5pt" style:font-name-asian="Consolas1" style:font-size-asian="9.5pt" style:font-name-complex="Consolas1" style:font-size-complex="9.5pt"/>
    </style:style>
    <style:style style:name="P15" style:family="paragraph" style:parent-style-name="Standard">
      <style:paragraph-properties fo:margin-top="0.212cm" fo:margin-bottom="0cm" fo:text-align="center" style:justify-single-word="false" fo:orphans="0" fo:widows="0"/>
    </style:style>
    <style:style style:name="P16" style:family="paragraph" style:parent-style-name="Standard">
      <style:paragraph-properties fo:margin-top="0.212cm" fo:margin-bottom="0.212cm" fo:text-align="center" style:justify-single-word="false" fo:orphans="0" fo:widows="0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cm" fo:margin-right="0cm" style:line-height-at-least="0.176cm" fo:orphans="0" fo:widows="0" fo:text-indent="0cm" style:auto-text-indent="false"/>
      <style:text-properties style:font-name="Times New Roman CYR" fo:font-size="12pt" style:letter-kerning="true" style:font-size-asian="12pt" style:font-name-complex="Times New Roman CYR1" style:font-size-complex="12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-asian="Calibri1" style:font-name-complex="Times New Roman1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size-complex="14pt"/>
    </style:style>
    <style:style style:name="P21" style:family="paragraph" style:parent-style-name="Standard">
      <style:paragraph-properties fo:margin-left="0cm" fo:margin-right="0cm" fo:margin-top="0cm" fo:margin-bottom="0.353cm" fo:text-align="start" style:justify-single-word="false" fo:text-indent="0cm" style:auto-text-indent="false"/>
      <style:text-properties fo:font-weight="bold" style:letter-kerning="true" fo:background-color="#c0c0c0" style:font-name-asian="Times New Roman1" style:language-asian="ru" style:country-asian="RU" style:font-weight-asian="bold" style:font-name-complex="Times New Roman1" style:font-size-complex="12pt"/>
    </style:style>
    <style:style style:name="P22" style:family="paragraph" style:parent-style-name="Standard">
      <style:paragraph-properties fo:margin-left="0cm" fo:margin-right="0cm" fo:margin-top="0cm" fo:margin-bottom="0.353cm" fo:text-align="start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margin-top="0cm" fo:margin-bottom="0.353cm" fo:text-align="start" style:justify-single-word="false" fo:text-indent="0cm" style:auto-text-indent="false"/>
      <style:text-properties style:font-name="Cambria" fo:font-weight="bold" style:font-weight-asian="bold" style:font-name-complex="F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.353cm" fo:text-align="start" style:justify-single-word="false" fo:text-indent="0cm" style:auto-text-indent="false" fo:break-before="page"/>
      <style:text-properties style:font-name="Cambria" fo:font-weight="bold" style:font-weight-asian="bold" style:font-name-complex="F" style:font-size-complex="14pt" style:font-weight-complex="bold"/>
    </style:style>
    <style:style style:name="P2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Consolas" fo:font-size="9.5pt" fo:language="en" fo:country="US" style:font-size-asian="9.5pt" style:font-name-complex="Consolas2" style:font-size-complex="9.5pt"/>
    </style:style>
    <style:style style:name="P26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language="en" fo:country="US" style:font-name-complex="Times New Roman1" style:font-size-complex="14pt"/>
    </style:style>
    <style:style style:name="P2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size-complex="14pt"/>
    </style:style>
    <style:style style:name="P2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P30" style:family="paragraph" style:parent-style-name="Standard">
      <style:paragraph-properties fo:margin-left="0cm" fo:margin-right="0cm" fo:text-indent="1.251cm" style:auto-text-indent="false"/>
    </style:style>
    <style:style style:name="P31" style:family="paragraph" style:parent-style-name="Standard">
      <style:paragraph-properties fo:margin-left="0cm" fo:margin-right="0cm" fo:text-indent="1.251cm" style:auto-text-indent="false"/>
      <style:text-properties style:font-name-complex="Times New Roman1" style:font-size-complex="14pt"/>
    </style:style>
    <style:style style:name="P32" style:family="paragraph" style:parent-style-name="Standard">
      <style:paragraph-properties fo:margin-left="0cm" fo:margin-right="0cm" fo:text-indent="1.251cm" style:auto-text-indent="false"/>
      <style:text-properties fo:language="en" fo:country="US" style:font-name-complex="Times New Roman1" style:font-size-complex="14pt"/>
    </style:style>
    <style:style style:name="P33" style:family="paragraph" style:parent-style-name="Standard">
      <style:paragraph-properties fo:margin-left="0cm" fo:margin-right="0cm" fo:text-indent="1.249cm" style:auto-text-indent="false"/>
    </style:style>
    <style:style style:name="P34" style:family="paragraph" style:parent-style-name="Standard" style:master-page-name="Standard">
      <style:paragraph-properties style:line-height-at-least="0.176cm" fo:orphans="0" fo:widows="0" style:page-number="auto"/>
      <style:text-properties style:font-name="Times New Roman CYR" fo:font-size="12pt" style:letter-kerning="true" style:font-size-asian="12pt" style:font-name-complex="Times New Roman CYR1" style:font-size-complex="12pt"/>
    </style:style>
    <style:style style:name="P35" style:family="paragraph" style:parent-style-name="Heading_20_1" style:list-style-name="WWNum1"/>
    <style:style style:name="P36" style:family="paragraph" style:parent-style-name="Heading_20_1" style:list-style-name="WWNum1">
      <style:paragraph-properties fo:break-before="page"/>
    </style:style>
    <style:style style:name="P37" style:family="paragraph" style:parent-style-name="Heading_20_1">
      <style:paragraph-properties fo:margin-left="0cm" fo:margin-right="0cm" fo:text-align="justify" style:justify-single-word="false" fo:text-indent="0cm" style:auto-text-indent="false"/>
    </style:style>
    <style:style style:name="P38" style:family="paragraph" style:parent-style-name="Heading_20_2" style:list-style-name="WWNum1"/>
    <style:style style:name="P39" style:family="paragraph" style:parent-style-name="Heading_20_2">
      <style:paragraph-properties fo:margin-left="0cm" fo:margin-right="0cm" fo:text-align="justify" style:justify-single-word="false" fo:text-indent="0cm" style:auto-text-indent="false"/>
    </style:style>
    <style:style style:name="P40" style:family="paragraph" style:parent-style-name="List_20_Paragraph" style:list-style-name="WWNum17">
      <style:paragraph-properties fo:line-height="115%"/>
    </style:style>
    <style:style style:name="P41" style:family="paragraph" style:parent-style-name="List_20_Paragraph" style:list-style-name="WWNum17"/>
    <style:style style:name="P42" style:family="paragraph" style:parent-style-name="Contents_20_Heading">
      <style:paragraph-properties fo:text-align="center" style:justify-single-word="false"/>
    </style:style>
    <style:style style:name="P43" style:family="paragraph" style:parent-style-name="Contents_20_1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style:font-name="Times New Roman CYR" fo:letter-spacing="0.035cm" style:letter-kerning="true" style:font-name-complex="Times New Roman CYR1" style:font-size-complex="14pt"/>
    </style:style>
    <style:style style:name="T2" style:family="text">
      <style:text-properties style:font-name="Times New Roman CYR" style:letter-kerning="true" style:font-name-complex="Times New Roman CYR1" style:font-size-complex="14pt"/>
    </style:style>
    <style:style style:name="T3" style:family="text">
      <style:text-properties style:font-name="Times New Roman CYR" fo:font-size="12pt" style:letter-kerning="true" style:font-size-asian="12pt" style:font-name-complex="Times New Roman CYR1" style:font-size-complex="12pt"/>
    </style:style>
    <style:style style:name="T4" style:family="text">
      <style:text-properties style:font-name="Times New Roman CYR" fo:font-size="12pt" fo:font-weight="bold" style:letter-kerning="true" style:font-size-asian="12pt" style:font-weight-asian="bold" style:font-name-complex="Times New Roman CYR1" style:font-size-complex="12pt" style:font-weight-complex="bold"/>
    </style:style>
    <style:style style:name="T5" style:family="text">
      <style:text-properties style:font-name="Times New Roman CYR" fo:font-size="12pt" fo:language="ru" fo:country="RU" style:letter-kerning="true" style:font-size-asian="12pt" style:font-name-complex="Times New Roman CYR1" style:font-size-complex="14pt"/>
    </style:style>
    <style:style style:name="T6" style:family="text">
      <style:text-properties style:font-size-complex="14pt"/>
    </style:style>
    <style:style style:name="T7" style:family="text">
      <style:text-properties fo:color="#00000a"/>
    </style:style>
    <style:style style:name="T8" style:family="text">
      <style:text-properties fo:color="#00000a" fo:language="en" fo:country="US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complex="Times New Roman1" style:font-size-complex="14pt"/>
    </style:style>
    <style:style style:name="T11" style:family="text">
      <style:text-properties fo:language="en" fo:country="US" style:font-size-complex="14pt"/>
    </style:style>
    <style:style style:name="T12" style:family="text">
      <style:text-properties style:font-name-complex="Times New Roman1" style:font-size-complex="14pt"/>
    </style:style>
    <style:style style:name="T13" style:family="text">
      <style:text-properties style:font-name="Calibri" fo:font-size="11pt" style:font-size-asian="11pt" style:language-asian="ru" style:country-asian="RU" style:font-name-complex="F"/>
    </style:style>
    <style:style style:name="T14" style:family="text">
      <style:text-properties text:display="none"/>
    </style:style>
    <style:style style:name="T15" style:family="text">
      <style:text-properties style:font-name="Cambria" style:font-name-asian="Times New Roman1" style:font-name-complex="Times New Roman1"/>
    </style:style>
    <style:style style:name="T16" style:family="text">
      <style:text-properties style:font-name-asian="Times New Roman1" style:font-name-complex="Times New Roman1"/>
    </style:style>
    <style:style style:name="T17" style:family="text">
      <style:text-properties style:font-name-asian="Calibri1" style:font-name-complex="Times New Roman1"/>
    </style:style>
    <style:style style:name="T18" style:family="text">
      <style:text-properties style:font-name="Times New Roman" style:font-name-complex="Times New Roman1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0000ff" style:font-name="Consolas" fo:font-size="9.5pt" style:font-size-asian="9.5pt" style:font-name-complex="Consolas2" style:font-size-complex="9.5pt"/>
    </style:style>
    <style:style style:name="T21" style:family="text">
      <style:text-properties fo:color="#0000ff" style:font-name="Consolas" fo:font-size="9.5pt" fo:language="en" fo:country="US" style:font-size-asian="9.5pt" style:font-name-complex="Consolas2" style:font-size-complex="9.5pt"/>
    </style:style>
    <style:style style:name="T22" style:family="text"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T23" style:family="text">
      <style:text-properties style:font-name="Consolas" fo:font-size="9.5pt" style:font-size-asian="9.5pt" style:font-name-complex="Consolas2" style:font-size-complex="9.5pt"/>
    </style:style>
    <style:style style:name="T24" style:family="text">
      <style:text-properties style:font-name="Consolas" fo:font-size="9.5pt" fo:language="en" fo:country="US" style:font-size-asian="9.5pt" style:font-name-complex="Consolas2" style:font-size-complex="9.5pt"/>
    </style:style>
    <style:style style:name="T25" style:family="text">
      <style:text-properties style:font-name="Consolas" fo:font-size="9pt" fo:language="en" fo:country="US" style:font-size-asian="9pt" style:font-name-complex="Consolas2" style:font-size-complex="9pt"/>
    </style:style>
    <style:style style:name="T26" style:family="text">
      <style:text-properties fo:color="#008000" style:font-name="Consolas" fo:font-size="9.5pt" style:font-size-asian="9.5pt" style:font-name-complex="Consolas2" style:font-size-complex="9.5pt"/>
    </style:style>
    <style:style style:name="T27" style:family="text">
      <style:text-properties fo:color="#008000" style:font-name="Consolas" fo:font-size="9.5pt" fo:language="en" fo:country="US" style:font-size-asian="9.5pt" style:font-name-complex="Consolas2" style:font-size-complex="9.5pt"/>
    </style:style>
    <style:style style:name="T28" style:family="tex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T29" style:family="text">
      <style:text-properties fo:color="#a31515" style:font-name="Consolas" fo:font-size="9.5pt" fo:language="en" fo:country="US" style:font-size-asian="9.5pt" style:font-name-complex="Consolas2" style:font-size-complex="9.5pt"/>
    </style:style>
    <style:style style:name="T30" style:family="text">
      <style:text-properties fo:color="#a31515" style:font-name="Consolas1" fo:font-size="9.5pt" style:font-name-asian="Consolas1" style:font-size-asian="9.5pt" style:font-name-complex="Consolas1" style:font-size-complex="9.5pt"/>
    </style:style>
    <style:style style:name="T31" style:family="text">
      <style:text-properties style:use-window-font-color="true" style:font-name="Consolas1" fo:font-size="9.5pt" style:font-name-asian="Consolas1" style:font-size-asian="9.5pt" style:font-name-complex="Consolas1" style:font-size-complex="9.5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1">МИНИСТЕРСТВО ОБРАЗОВАНИЯ И НАУКИ РОССИЙСКОЙ ФЕДЕРАЦИИ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3">федеральное государственное автономное образовательное учреждение <text:line-break/>высшего профессионального образования</text:span></text:p>
          </table:table-cell>
        </table:table-row>
        <table:table-row table:style-name="Table1.1">
          <table:table-cell table:style-name="Table1.A3" office:value-type="string">
            <text:p text:style-name="P4"><text:span text:style-name="T4">«Национальный исследовательский ядерный университет «МИФИ»</text:span></text:p>
          </table:table-cell>
        </table:table-row>
        <table:table-row table:style-name="Table1.1">
          <table:table-cell table:style-name="Table1.A4" office:value-type="string">
            <text:p text:style-name="P15"><text:span text:style-name="T3">ФАКУЛЬТЕТ КИБЕРНЕТИКИ И ИНФОРМАЦИОННОЙ БЕЗОПАСНОСТИ</text:span></text:p>
          </table:table-cell>
        </table:table-row>
        <table:table-row table:style-name="Table1.1">
          <table:table-cell table:style-name="Table1.A5" office:value-type="string">
            <text:p text:style-name="P16"><text:span text:style-name="T3">КАФЕДРА УПРАВЛЯЮЩИХ ИНТЕЛЛЕКТУАЛЬНЫХ СИСТЕМ (№ 29)</text:span></text:p>
          </table:table-cell>
        </table:table-row>
      </table:table>
      <text:p text:style-name="P2"/>
      <text:p text:style-name="P2"/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2">Заказчик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">М.Н. Петухов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">2014 года</text:span></text:p>
          </table:table-cell>
        </table:table-row>
      </table:table>
      <text:p text:style-name="P2"/>
      <text:p text:style-name="P2"/>
      <text:p text:style-name="P5"><text:span text:style-name="T2">Модель файловой системы ОС реального времени</text:span></text:p>
      <text:p text:style-name="P5"><text:span text:style-name="T2">Модуль </text:span><text:span text:style-name="T5">монитор команд модели файловой системы ОС реального времени</text:span></text:p>
      <text:p text:style-name="P2"/>
      <text:p text:style-name="P5"><text:span text:style-name="T2">Описание программы </text:span></text:p>
      <text:p text:style-name="P5"><text:span text:style-name="T2">ГОСТ 19.402-78</text:span></text:p>
      <text:p text:style-name="P5"><text:span text:style-name="T2">ГОСТ 19.401-7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2">Исполнитель<text:tab/><text:tab/><text:tab/><text:tab/><text:tab/><text:tab/>Крючков А. </text:span></text:p>
      <text:p text:style-name="P7"><text:span text:style-name="T2"><text:tab/><text:tab/><text:tab/><text:tab/><text:tab/><text:tab/><text:tab/><text:tab/>Малышев А.</text:span></text:p>
      <text:p text:style-name="P7"><text:span text:style-name="T2"><text:tab/><text:tab/><text:tab/><text:tab/><text:tab/><text:tab/><text:tab/><text:tab/>Шевченко С.</text:span></text:p>
      <text:p text:style-name="P7"><text:span text:style-name="T2"><text:tab/><text:tab/><text:tab/><text:tab/><text:tab/><text:tab/><text:tab/><text:tab/>Щипанов С.</text:span></text:p>
      <text:p text:style-name="P2"/>
      <text:p text:style-name="P2"/>
      <text:p text:style-name="P7"><text:span text:style-name="T2">Принял <text:tab/><text:tab/><text:tab/><text:tab/><text:tab/><text:tab/><text:tab/>И.В. Алексеенко</text:span></text:p>
      <text:p text:style-name="P2"/>
      <text:p text:style-name="P2"/>
      <text:p text:style-name="P2"/>
      <text:p text:style-name="P2"/>
      <text:p text:style-name="P5"><text:span text:style-name="T2">Москва 2014</text:span></text:p>
      <text:p text:style-name="P1"/>
      <text:p text:style-name="P18"/>
      <text:p text:style-name="P42"><text:soft-page-break/><text:span text:style-name="Заголовок_20_1_20_Знак"><text:span text:style-name="T7">Оглавление</text:span></text:span></text:p>
      <text:p text:style-name="P9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3"><text:a xlink:type="simple" xlink:href="#__RefHeading__1142_1926759822">1.Введение<text:tab/>5</text:a></text:p>
          <text:p text:style-name="P43"><text:a xlink:type="simple" xlink:href="#__RefHeading__1144_1926759822">2.Общие сведения<text:tab/>5</text:a></text:p>
          <text:p text:style-name="P44"><text:a xlink:type="simple" xlink:href="#__RefHeading__1146_1926759822">2.1.Функциональное назначение<text:tab/>5</text:a></text:p>
          <text:p text:style-name="P43"><text:a xlink:type="simple" xlink:href="#__RefHeading__1148_1926759822">2.2.Вызов и загрузка<text:tab/>5</text:a></text:p>
          <text:p text:style-name="P43"><text:a xlink:type="simple" xlink:href="#__RefHeading__1150_1926759822">3.Алгоритм программы<text:tab/>5</text:a></text:p>
          <text:p text:style-name="P44"><text:a xlink:type="simple" xlink:href="#__RefHeading__1152_1926759822">3.1.Используемые классы и методы<text:tab/>6</text:a></text:p>
          <text:p text:style-name="P43"><text:a xlink:type="simple" xlink:href="#__RefHeading__1154_1926759822">4.Модульное тестирование<text:tab/>8</text:a></text:p>
          <text:p text:style-name="P43"><text:a xlink:type="simple" xlink:href="#__RefHeading__1156_1926759822">5. Исходный код модуля<text:tab/>8</text:a></text:p>
        </text:index-body>
      </text:table-of-content>
      <text:p text:style-name="P10"><text:a xlink:type="simple" xlink:href="#_Toc385282852"/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/>
      <text:p text:style-name="P22"/>
      <text:p text:style-name="P24"/>
      <text:list xml:id="list5078028178600745326" text:style-name="WWNum1">
        <text:list-item>
          <text:h text:style-name="P35" text:outline-level="1"><text:bookmark-start text:name="__RefHeading__1142_1926759822"/><text:bookmark-start text:name="_Toc385282852"/>Введение<text:bookmark-end text:name="__RefHeading__1142_1926759822"/><text:bookmark-end text:name="_Toc385282852"/></text:h>
        </text:list-item>
      </text:list>
      <text:p text:style-name="Standard"/>
      <text:p text:style-name="Standard"><text:span text:style-name="T12">В данном документе представлен текст программного модуля «</text:span>модуль создания файловой системы с заданными параметрами (форматирования) для модели файловой системы ОС реального времени, разрабатываемой в рамках курса Технологии Программирования<text:span text:style-name="T12">» входящего в состав разрабатываемой модели </text:span>«Демонстрационная модель файловой системы ОС реального времени».<text:span text:style-name="T12"> Помимо исходного кода программы документ содержит описание класса файловой системы и его методов. Программа написана в среде </text:span><text:span text:style-name="T10">Microsoft</text:span><text:span text:style-name="T12"> </text:span><text:span text:style-name="T10">Visual</text:span><text:span text:style-name="T12"> </text:span><text:span text:style-name="T10">Studio</text:span><text:span text:style-name="T12"> 2010, на языке С++. </text:span></text:p>
      <text:p text:style-name="P31"/>
      <text:list xml:id="list30434166" text:continue-numbering="true" text:style-name="WWNum1">
        <text:list-item>
          <text:h text:style-name="P35" text:outline-level="1"><text:bookmark-start text:name="__RefHeading__1144_1926759822"/><text:bookmark-start text:name="_Toc385282853"/><text:bookmark-start text:name="_Toc341926876"/><text:span text:style-name="T15">Общие сведения</text:span><text:bookmark-end text:name="__RefHeading__1144_1926759822"/><text:bookmark-end text:name="_Toc385282853"/><text:bookmark-end text:name="_Toc341926876"/></text:h>
        </text:list-item>
      </text:list>
      <text:h text:style-name="P39" text:outline-level="2"><text:bookmark-start text:name="_Toc341926882"/><text:bookmark-start text:name="__RefHeading__533_1876412234"/><text:bookmark-end text:name="__RefHeading__533_1876412234"/><text:bookmark-start text:name="__RefHeading__523_1876412234"/><text:bookmark-end text:name="__RefHeading__523_1876412234"/></text:h>
      <text:list xml:id="list30426472" text:continue-numbering="true" text:style-name="WWNum1">
        <text:list-item>
          <text:list>
            <text:list-item>
              <text:h text:style-name="P38" text:outline-level="2"><text:bookmark-start text:name="__RefHeading__1146_1926759822"/><text:bookmark-start text:name="_Toc385282854"/><text:span text:style-name="T16">Функциональное назначение</text:span><text:bookmark-end text:name="_Toc341926882"/><text:bookmark-end text:name="__RefHeading__1146_1926759822"/><text:bookmark-end text:name="_Toc385282854"/></text:h>
            </text:list-item>
          </text:list>
        </text:list-item>
      </text:list>
      <text:p text:style-name="Standard"/>
      <text:p text:style-name="Standard">Программа «Модель файловой системы ОС реального времени» предназначена для изучения устройства и функционирования файловых систем.</text:p>
      <text:p text:style-name="Standard"><text:span text:style-name="T17">Модуль монитор команд – модуль программы «Модель файловой системы ОС реального времени». Он предоставляет пользователю возможность вызова команд для работы с моделью файловой системы. </text:span></text:p>
      <text:p text:style-name="P11"/>
      <text:list xml:id="list30451146" text:continue-numbering="true" text:style-name="WWNum1">
        <text:list-item>
          <text:list>
            <text:list-item>
              <text:h text:style-name="P35" text:outline-level="1"><text:bookmark-start text:name="__RefHeading__1148_1926759822"/><text:bookmark-start text:name="_Toc385282855"/><text:bookmark-start text:name="_Toc341926889"/><text:span text:style-name="T18">Вызов и загрузка</text:span><text:bookmark-end text:name="__RefHeading__1148_1926759822"/><text:bookmark-end text:name="_Toc385282855"/><text:bookmark-end text:name="_Toc341926889"/></text:h>
            </text:list-item>
          </text:list>
        </text:list-item>
      </text:list>
      <text:p text:style-name="Standard"/>
      <text:p text:style-name="Standard">Монитор команд запускается одновременнно с запуском приложения.</text:p>
      <text:p text:style-name="P19"><text:bookmark-start text:name="__RefHeading__549_1876412234"/><text:bookmark-end text:name="__RefHeading__549_1876412234"/></text:p>
      <text:p text:style-name="P19"/>
      <text:p text:style-name="P19"/>
      <text:p text:style-name="P19"/>
      <text:p text:style-name="P11"/>
      <text:list xml:id="list30449073" text:continue-numbering="true" text:style-name="WWNum1">
        <text:list-item>
          <text:h text:style-name="P35" text:outline-level="1"><text:bookmark-start text:name="__RefHeading__1150_1926759822"/><text:bookmark-start text:name="_Toc385282856"/><text:bookmark-start text:name="_Toc341926884"/>Алгоритм программы<text:bookmark-end text:name="__RefHeading__1150_1926759822"/><text:bookmark-end text:name="_Toc385282856"/><text:bookmark-end text:name="_Toc341926884"/></text:h>
        </text:list-item>
      </text:list>
      <text:p text:style-name="Standard"/>
      <text:p text:style-name="P33"><text:span text:style-name="T6">В начале работы с монитором команд выдаётся сообщение с предложением создать новый файл модели файловой системы либо использовать существующий. Далее на экран выводится перечень доступных команд, и ожидается ввод команды или её номера в списке.</text:span></text:p>
      <text:p text:style-name="P33"><text:span text:style-name="T6">В случае некорректного ввода выводится сообщение об ошибке и предлагается повторить ввод. При корректном вводе монитор команд вызывает соответствующую команду файловой системы и обрабатывает возвращаемый ей код завершения, выводя соответствующее сообщение.</text:span></text:p>
      <text:p text:style-name="P33"><text:span text:style-name="T6">Для завершения работы с приложением необходимо ввести команду </text:span><text:span text:style-name="T11">«exit».</text:span></text:p>
      <text:list xml:id="list30451664" text:continue-numbering="true" text:style-name="WWNum1">
        <text:list-item>
          <text:list>
            <text:list-item>
              <text:h text:style-name="P38" text:outline-level="2"><text:bookmark-start text:name="__RefHeading__1152_1926759822"/><text:bookmark-start text:name="_Toc385282857"/>Используемые классы и методы<text:bookmark-end text:name="__RefHeading__1152_1926759822"/><text:bookmark-end text:name="_Toc385282857"/></text:h>
            </text:list-item>
          </text:list>
        </text:list-item>
      </text:list>
      <text:p text:style-name="Standard"/>
      <text:p text:style-name="P30"><text:span text:style-name="T12">Модуль форматирования использует следущие классы и структуры данных:</text:span></text:p>
      <text:list xml:id="list8880186399979361982" text:style-name="WWNum17">
        <text:list-item>
          <text:p text:style-name="P40"><text:span text:style-name="T19">Класс блока данных. Содержит 512 символов, функцию очистки блока, извлечения и записи строк и чисел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7"><text:span text:style-name="T21">class</text:span><text:span text:style-name="T24"> Block{</text:span><text:span text:style-name="T21"> </text:span></text:p>
            <text:p text:style-name="P27"><text:span text:style-name="T21">public</text:span><text:span text:style-name="T24">:</text:span></text:p>
            <text:p text:style-name="P27"><text:span text:style-name="T24"><text:tab/></text:span><text:span text:style-name="T21">char</text:span><text:span text:style-name="T24"> byteMassive[512];</text:span></text:p>
            <text:p text:style-name="P27"><text:soft-page-break/><text:span text:style-name="T24"><text:tab/></text:span><text:span text:style-name="T21">void</text:span><text:span text:style-name="T24"> Clean();</text:span></text:p>
            <text:p text:style-name="P27"><text:span text:style-name="T24"><text:tab/></text:span><text:span text:style-name="T21">void</text:span><text:span text:style-name="T24"> InsertString(</text:span><text:span text:style-name="T21">int</text:span><text:span text:style-name="T24">,string);</text:span></text:p>
            <text:p text:style-name="P27"><text:span text:style-name="T24"><text:tab/></text:span><text:span text:style-name="T21">int</text:span><text:span text:style-name="T24"> getInt(</text:span><text:span text:style-name="T21">int</text:span><text:span text:style-name="T24">,</text:span><text:span text:style-name="T21">int</text:span><text:span text:style-name="T24">);</text:span></text:p>
            <text:p text:style-name="P27"><text:span text:style-name="T24"><text:tab/>string getString(</text:span><text:span text:style-name="T21">int</text:span><text:span text:style-name="T24">,</text:span><text:span text:style-name="T21">int</text:span><text:span text:style-name="T24">);}</text:span></text:p>
            <text:p text:style-name="P25"/>
            <text:p text:style-name="P26"/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30424378" text:continue-numbering="true" text:style-name="WWNum17">
        <text:list-item>
          <text:p text:style-name="P40"><text:span text:style-name="T19">Класс сегмента каталога. Содержит массив из двух блоков, временные переменные описателя сегмента и функции очистки блоков и записи временной информации в блоки. </text:span>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7"><text:span text:style-name="T21">class</text:span><text:span text:style-name="T24"> Segment</text:span></text:p>
            <text:p text:style-name="P27"><text:span text:style-name="T24">{</text:span></text:p>
            <text:p text:style-name="P27"><text:span text:style-name="T21">public</text:span><text:span text:style-name="T24">:</text:span></text:p>
            <text:p text:style-name="P27"><text:span text:style-name="T24"><text:tab/>Block blockMassive[2];</text:span></text:p>
            <text:p text:style-name="P27"><text:span text:style-name="T24"><text:tab/></text:span><text:span text:style-name="T21">int</text:span><text:span text:style-name="T24"> segmentCount;</text:span></text:p>
            <text:p text:style-name="P27"><text:span text:style-name="T24"><text:tab/></text:span><text:span text:style-name="T21">int</text:span><text:span text:style-name="T24"> nextSegmentNumber;</text:span></text:p>
            <text:p text:style-name="P27"><text:span text:style-name="T24"><text:tab/></text:span><text:span text:style-name="T21">int</text:span><text:span text:style-name="T24"> busySegmentCount;</text:span></text:p>
            <text:p text:style-name="P27"><text:span text:style-name="T24"><text:tab/></text:span><text:span text:style-name="T21">int</text:span><text:span text:style-name="T24"> startBlockNumber;</text:span></text:p>
            <text:p text:style-name="P27"><text:span text:style-name="T24"><text:tab/></text:span><text:span text:style-name="T21">void</text:span><text:span text:style-name="T24"> clean();</text:span></text:p>
            <text:p text:style-name="P27"><text:span text:style-name="T24"><text:tab/></text:span><text:span text:style-name="T21">void</text:span><text:span text:style-name="T24"> write();</text:span></text:p>
            <text:p text:style-name="P27"><text:span text:style-name="T23">};</text:span></text:p>
            <text:p text:style-name="P28"/>
          </table:table-cell>
        </table:table-row>
      </table:table>
      <text:p text:style-name="P20"/>
      <text:list xml:id="list30443075" text:continue-numbering="true" text:style-name="WWNum17">
        <text:list-item>
          <text:p text:style-name="P41"><text:span text:style-name="T19">Класс файловой системы. Содержит открытый поток файла и методы, реализующие функции, вызываемые монитором команд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7"><text:span text:style-name="T21">class</text:span><text:span text:style-name="T24"> FileSystem</text:span></text:p>
            <text:p text:style-name="P27"><text:span text:style-name="T24">{</text:span></text:p>
            <text:p text:style-name="P27"><text:span text:style-name="T21">public</text:span><text:span text:style-name="T24">:</text:span></text:p>
            <text:p text:style-name="P27"><text:span text:style-name="T24"><text:tab/>fstream memory;</text:span></text:p>
            <text:p text:style-name="P27"><text:span text:style-name="T24"><text:tab/></text:span><text:span text:style-name="T20">void</text:span><text:span text:style-name="T23"> createFile(string); </text:span><text:span text:style-name="T26">//открытие существующего физического файла или создание</text:span></text:p>
            <text:p text:style-name="P27"><text:span text:style-name="T23"><text:tab/></text:span><text:span text:style-name="T21">int</text:span><text:span text:style-name="T24"> format(string,string,string,string); </text:span><text:span text:style-name="T27">//</text:span><text:span text:style-name="T26">форматирование</text:span><text:span text:style-name="T27"> </text:span><text:span text:style-name="T26">файловой</text:span><text:span text:style-name="T27"> </text:span><text:span text:style-name="T26">системы</text:span></text:p>
            <text:p text:style-name="P27"><text:span text:style-name="T24"><text:tab/></text:span><text:span text:style-name="T23">Block readBlock(</text:span><text:span text:style-name="T20">int</text:span><text:span text:style-name="T23">);<text:tab/><text:tab/><text:tab/></text:span><text:span text:style-name="T26">//считывание блока, заданного номером</text:span></text:p>
            <text:p text:style-name="P27"><text:span text:style-name="T23"><text:tab/></text:span><text:span text:style-name="T20">void</text:span><text:span text:style-name="T23"> writeBlock(Block,</text:span><text:span text:style-name="T20">int</text:span><text:span text:style-name="T23">);<text:tab/><text:tab/></text:span><text:span text:style-name="T26">//запись блока в заданную позицию файла</text:span></text:p>
            <text:p text:style-name="P27"><text:span text:style-name="T23"><text:tab/>FileDescriptor getRecord(string); <text:s/></text:span><text:span text:style-name="T26">//извлечение описателя файла по имени</text:span></text:p>
            <text:p text:style-name="P27"><text:span text:style-name="T23"><text:tab/></text:span><text:span text:style-name="T21">int</text:span><text:span text:style-name="T23"> </text:span><text:span text:style-name="T24">writeRecord</text:span><text:span text:style-name="T23">(</text:span><text:span text:style-name="T24">FileDescriptor</text:span><text:span text:style-name="T23">); <text:s text:c="3"/></text:span><text:span text:style-name="T26">//сохранение записи о файле в конец </text:span></text:p>
            <text:p text:style-name="P27"><text:span text:style-name="T23"><text:tab/></text:span><text:span text:style-name="T21">int</text:span><text:span text:style-name="T24"> deleteRecord(string);<text:tab/><text:tab/></text:span><text:span text:style-name="T27">//</text:span><text:span text:style-name="T26">удаление</text:span><text:span text:style-name="T27"> </text:span><text:span text:style-name="T26">записи</text:span><text:span text:style-name="T27"> </text:span><text:span text:style-name="T26">о</text:span><text:span text:style-name="T27"> </text:span><text:span text:style-name="T26">файле</text:span><text:span text:style-name="T27"><text:tab/></text:span></text:p>
            <text:p text:style-name="P27"><text:span text:style-name="T24"><text:tab/></text:span><text:span text:style-name="T21">void</text:span><text:span text:style-name="T24"> closeFileSystem();<text:tab/><text:tab/><text:tab/></text:span></text:p>
            <text:p text:style-name="P27"><text:span text:style-name="T24"><text:tab/></text:span><text:span text:style-name="T21">int</text:span><text:span text:style-name="T24"> showTableOfContent();</text:span></text:p>
            <text:p text:style-name="P27"><text:span text:style-name="T24"><text:tab/></text:span><text:span text:style-name="T21">int</text:span><text:span text:style-name="T24"> showContentInAlphavit();</text:span></text:p>
            <text:p text:style-name="P27"><text:span text:style-name="T24"><text:tab/></text:span><text:span text:style-name="T21">int</text:span><text:span text:style-name="T24"> createNewFile();</text:span></text:p>
            <text:p text:style-name="P27"><text:span text:style-name="T24"><text:tab/></text:span><text:span text:style-name="T21">int</text:span><text:span text:style-name="T24"> showInformation();</text:span></text:p>
            <text:p text:style-name="P27"><text:span text:style-name="T24"><text:tab/></text:span><text:span text:style-name="T21">int</text:span><text:span text:style-name="T24"> deleteFile();</text:span></text:p>
            <text:p text:style-name="P27"><text:span text:style-name="T24"><text:tab/></text:span><text:span text:style-name="T21">int</text:span><text:span text:style-name="T24"> reNameFile();</text:span></text:p>
            <text:p text:style-name="P27"><text:span text:style-name="T24"><text:tab/></text:span><text:span text:style-name="T21">int</text:span><text:span text:style-name="T24"> addInformationToFile();</text:span></text:p>
            <text:p text:style-name="P27"><text:span text:style-name="T24"><text:tab/></text:span><text:span text:style-name="T21">int</text:span><text:span text:style-name="T24"> changeFileType();</text:span></text:p>
            <text:p text:style-name="P27"><text:span text:style-name="T24"><text:tab/></text:span><text:span text:style-name="T21">int</text:span><text:span text:style-name="T24"> compressionOfFileSystem();</text:span></text:p>
            <text:p text:style-name="P27"><text:span text:style-name="T24"><text:tab/></text:span><text:span text:style-name="T20">int</text:span><text:span text:style-name="T23"> writeVolumeLabelAndOwner();</text:span></text:p>
            <text:p text:style-name="P27"><text:soft-page-break/><text:span text:style-name="T23">};</text:span></text:p>
            <text:p text:style-name="P28"/>
          </table:table-cell>
        </table:table-row>
      </table:table>
      <text:p text:style-name="P20"/>
      <text:p text:style-name="P23"/>
      <text:p text:style-name="P22"/>
      <text:list xml:id="list30433866" text:continue-list="list30451664" text:style-name="WWNum1">
        <text:list-item>
          <text:h text:style-name="P36" text:outline-level="1"><text:bookmark-start text:name="__RefHeading__1154_1926759822"/><text:bookmark-start text:name="_Toc385282858"/>Модульное тестирование<text:bookmark-end text:name="__RefHeading__1154_1926759822"/><text:bookmark-end text:name="_Toc385282858"/></text:h>
        </text:list-item>
      </text:list>
      <text:p text:style-name="Standard"/>
      <text:p text:style-name="Standard">Модульное тестирование функции форматирования производилось с использованием фреймворка для модульного тестирования <text:span text:style-name="T9">Google</text:span> <text:span text:style-name="T9">C</text:span>++ <text:span text:style-name="T9">Test</text:span> <text:span text:style-name="T9">Framework</text:span>. </text:p>
      <text:p text:style-name="Standard">Для запуска тестов необходимо запустить <text:span text:style-name="T9">fileSystem</text:span>.<text:span text:style-name="T9">exe</text:span> с передаваемым параметром <text:span text:style-name="T9">runtest</text:span>.</text:p>
      <text:p text:style-name="Standard">Написанные тесты для монитора команд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9"><text:span text:style-name="T9">//#include "FileSystem.h"</text:span></text:p>
            <text:p text:style-name="P12"><text:span text:style-name="T22">#include</text:span><text:span text:style-name="T31"> </text:span><text:span text:style-name="T30">"FileSystemMonitor.h"</text:span></text:p>
            <text:p text:style-name="P13">//#include &lt;gtest\gtest.h&gt;</text:p>
            <text:p text:style-name="P12"><text:span text:style-name="T22">#include</text:span><text:span text:style-name="T31"> </text:span><text:span text:style-name="T30">&lt;gtest\gtest.h&gt;</text:span></text:p>
            <text:p text:style-name="P12"><text:span text:style-name="T22">#include</text:span><text:span text:style-name="T31"> </text:span><text:span text:style-name="T30">&lt;iomanip&gt;</text:span></text:p>
            <text:p text:style-name="P12"><text:span text:style-name="T22">#include</text:span><text:span text:style-name="T31"> </text:span><text:span text:style-name="T30">&lt;sstream&gt;</text:span></text:p>
            <text:p text:style-name="P12"><text:span text:style-name="T22">#include</text:span><text:span text:style-name="T31"> </text:span><text:span text:style-name="T30">&lt;iostream&gt;</text:span></text:p>
            <text:p text:style-name="P14"/>
            <text:p text:style-name="P14"/>
            <text:p text:style-name="P14"/>
            <text:p text:style-name="P14"/>
            <text:p text:style-name="P12"><text:span text:style-name="T22">class</text:span><text:span text:style-name="T31"> TestFileSystemMonitor : </text:span><text:span text:style-name="T22">public</text:span><text:span text:style-name="T31"> ::testing::Test {</text:span></text:p>
            <text:p text:style-name="P12"><text:span text:style-name="T22">public</text:span><text:span text:style-name="T31">:</text:span></text:p>
            <text:p text:style-name="P12"><text:span text:style-name="T31"><text:tab/></text:span><text:span text:style-name="T22">void</text:span><text:span text:style-name="T31"> SetUp()<text:tab/></text:span><text:span text:style-name="T28">// инициализация тестируемого класса</text:span></text:p>
            <text:p text:style-name="P14"><text:tab/>{</text:p>
            <text:p text:style-name="P12"><text:span text:style-name="T31"><text:tab/><text:tab/>f1=</text:span><text:span text:style-name="T22">new</text:span><text:span text:style-name="T31"> FileSystemMonitor;</text:span></text:p>
            <text:p text:style-name="P12"><text:span text:style-name="T31"><text:tab/><text:tab/></text:span><text:span text:style-name="T28">//f1-&gt;fileSystem.createFile("testMonitor");</text:span></text:p>
            <text:p text:style-name="P12"><text:span text:style-name="T31"><text:tab/><text:tab/></text:span><text:span text:style-name="T28">//f1-&gt;fileSystem.openFile("testMonitor");</text:span></text:p>
            <text:p text:style-name="P12"><text:span text:style-name="T31"><text:tab/><text:tab/></text:span><text:span text:style-name="T28">//f1-&gt;fileSystem.format("23","tom","otherString","last");</text:span></text:p>
            <text:p text:style-name="P14"><text:tab/>}</text:p>
            <text:p text:style-name="P14"><text:tab/>FileSystemMonitor *f1;</text:p>
            <text:p text:style-name="P14"><text:tab/></text:p>
            <text:p text:style-name="P14"><text:tab/></text:p>
            <text:p text:style-name="P14">};</text:p>
            <text:p text:style-name="P14"/>
            <text:p text:style-name="P14"/>
            <text:p text:style-name="P14"/>
            <text:p text:style-name="P14">TEST_F(TestFileSystemMonitor, correctWorkCycle)</text:p>
            <text:p text:style-name="P14">{</text:p>
            <text:p text:style-name="P14"><text:tab/>stringstream oss;</text:p>
            <text:p text:style-name="P12"><text:span text:style-name="T31"><text:tab/></text:span><text:span text:style-name="T28">//streambuf *buff;</text:span></text:p>
            <text:p text:style-name="P12"><text:span text:style-name="T31"><text:tab/></text:span><text:span text:style-name="T28">//cout.rdbuf(oss.rdbuf());</text:span></text:p>
            <text:p text:style-name="P14"><text:tab/></text:p>
            <text:p text:style-name="P14"><text:tab/>cin.rdbuf(oss.rdbuf());</text:p>
            <text:p text:style-name="P14"><text:tab/></text:p>
            <text:p text:style-name="P14"><text:tab/>stringstream scout;</text:p>
            <text:p text:style-name="P12"><text:span text:style-name="T31"><text:tab/></text:span><text:span text:style-name="T28">//cout.rdbuf(scout.rdbuf());</text:span></text:p>
            <text:p text:style-name="P14"/>
            <text:p text:style-name="P12"><text:span text:style-name="T31"><text:tab/>oss&lt;&lt;</text:span><text:span text:style-name="T30">"1"</text:span><text:span text:style-name="T31">&lt;&lt;endl;</text:span></text:p>
            <text:p text:style-name="P12"><text:span text:style-name="T31"><text:tab/>oss&lt;&lt;</text:span><text:span text:style-name="T30">"testMonitor"</text:span><text:span text:style-name="T31">&lt;&lt;endl;</text:span></text:p>
            <text:p text:style-name="P12"><text:span text:style-name="T31"><text:tab/>oss&lt;&lt;</text:span><text:span text:style-name="T30">"1"</text:span><text:span text:style-name="T31">&lt;&lt;endl;</text:span></text:p>
            <text:p text:style-name="P12"><text:span text:style-name="T31"><text:tab/>oss&lt;&lt;</text:span><text:span text:style-name="T30">"0"</text:span><text:span text:style-name="T31">&lt;&lt;endl;</text:span></text:p>
            <text:p text:style-name="P14"><text:tab/>cout.rdbuf(scout.rdbuf());</text:p>
            <text:p text:style-name="P14"><text:tab/>f1-&gt;workCycle();</text:p>
            <text:p text:style-name="P14"/>
            <text:p text:style-name="P14"><text:tab/></text:p>
            <text:p text:style-name="P14"><text:tab/>string ss;</text:p>
            <text:p text:style-name="P14"><text:tab/>ss=scout.str();</text:p>
            <text:p text:style-name="P12"><text:span text:style-name="T31"><text:tab/>oss&lt;&lt;</text:span><text:span text:style-name="T30">"0"</text:span><text:span text:style-name="T31">;</text:span></text:p>
            <text:p text:style-name="P12"><text:span text:style-name="T31"><text:tab/></text:span><text:span text:style-name="T28">//cout.rdbuf(buff);</text:span></text:p>
            <text:p text:style-name="P14"><text:tab/></text:p>
            <text:p text:style-name="P12"><text:soft-page-break/><text:span text:style-name="T31"><text:tab/>string s1=(</text:span><text:span text:style-name="T30">"успешное завершение"</text:span><text:span text:style-name="T31">);</text:span></text:p>
            <text:p text:style-name="P14"><text:tab/></text:p>
            <text:p text:style-name="P14"><text:tab/></text:p>
            <text:p text:style-name="P12"><text:span text:style-name="T31"><text:tab/>ASSERT_TRUE(ss.find(</text:span><text:span text:style-name="T30">"успешное завершение"</text:span><text:span text:style-name="T31">)!=0);</text:span></text:p>
            <text:p text:style-name="P14">}</text:p>
            <text:p text:style-name="P14"/>
            <text:p text:style-name="P14"/>
            <text:p text:style-name="P14"/>
            <text:p text:style-name="P14"/>
            <text:p text:style-name="P27"><text:span text:style-name="T29"/></text:p>
          </table:table-cell>
        </table:table-row>
      </table:table>
      <text:p text:style-name="Standard"/>
      <text:p text:style-name="Standard">Результаты прогонки тестов следующие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7"><text:span text:style-name="T25">[----------] 1 test from TestFileSystemMonitor</text:span></text:p>
            <text:p text:style-name="P27"><text:span text:style-name="T25">[ RUN <text:s text:c="5"/>] TestFileSystemMonitor.correctWorkCycle</text:span></text:p>
            <text:p text:style-name="P27"><text:span text:style-name="T25">[ <text:s text:c="6"/>OK ] TestFileSystemMonitor.correctWorkCycle (264 ms)</text:span></text:p>
            <text:p text:style-name="P27"><text:span text:style-name="T25">[----------] 1 test from TestFileSystemMonitor (269 ms total)</text:span></text:p>
          </table:table-cell>
        </table:table-row>
      </table:table>
      <text:p text:style-name="P8"/>
      <text:list xml:id="list30437652" text:continue-numbering="true" text:style-name="WWNum1">
        <text:list-item>
          <text:h text:style-name="P35" text:outline-level="1"><text:bookmark-start text:name="__RefHeading__1156_1926759822"/><text:span text:style-name="T9"><text:s/></text:span><text:bookmark-start text:name="_Toc385282859"/>Исходный код модуля<text:bookmark-end text:name="__RefHeading__1156_1926759822"/><text:bookmark-end text:name="_Toc385282859"/></text:h>
        </text:list-item>
      </text:list>
      <text:p text:style-name="P17"/>
      <text:p text:style-name="Standard">Исходный код модуля прилагается в файле <text:span text:style-name="T9">FileSystemMonito.cpp.</text:span></text:p>
      <text:h text:style-name="P3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="100%" fo:margin-left="0cm" fo:margin-right="0cm" fo:margin-top="0cm" fo:margin-bottom="0cm" fo:line-height="100%" fo:text-align="justify" style:justify-single-word="false" fo:orphans="0" fo:widows="0" fo:text-indent="0.9cm" style:auto-text-indent="false" style:writing-mode="lr-tb"/>
      <style:text-properties style:use-window-font-color="true" style:font-name="Times New Roman" fo:font-size="12pt" style:letter-kerning="true" style:font-name-asian="Times New Roman1" style:font-size-asian="12pt" style:language-asian="zh" style:country-asian="CN" style:font-name-complex="Times New Roman1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line-height="100%" fo:text-align="center" style:justify-single-word="false" fo:keep-together="always" fo:keep-with-next="always"/>
      <style:text-properties style:font-name="Cambria" fo:font-weight="bold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line-height="100%" fo:text-align="center" style:justify-single-word="false" fo:keep-together="always" fo:keep-with-next="always"/>
      <style:text-properties fo:font-weight="bold" style:font-weight-asian="bold" style:font-name-complex="F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style:line-height-at-least="0.176cm" fo:text-indent="0.9cm" style:auto-text-indent="false"/>
      <style:text-properties style:language-asian="ru" style:country-asian="RU" style:language-complex="ar" style:country-complex="SA"/>
    </style:style>
    <style:style style:name="Style7" style:family="paragraph" style:parent-style-name="Standard" style:default-outline-level="">
      <style:paragraph-properties fo:margin="100%" fo:margin-left="0cm" fo:margin-right="0cm" fo:line-height="0.6cm" fo:text-indent="-0.741cm" style:auto-text-indent="false"/>
      <style:text-properties style:font-name="Arial1" style:letter-kerning="true" style:language-asian="ru" style:country-asian="RU" style:font-name-complex="Arial2" style:language-complex="ar" style:country-complex="SA"/>
    </style:style>
    <style:style style:name="Contents_20_Heading" style:display-name="Contents Heading" style:family="paragraph" style:parent-style-name="Heading_20_1" style:default-outline-level="" style:class="index">
      <style:paragraph-properties fo:margin="100%" fo:margin-left="0cm" fo:margin-right="0cm" fo:margin-top="0.847cm" fo:margin-bottom="0cm" fo:line-height="115%" fo:text-align="start" style:justify-single-word="false" fo:text-indent="0cm" style:auto-text-indent="false" text:number-lines="false" text:line-number="0"/>
      <style:text-properties fo:color="#365f9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="100%"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="100%" fo:margin-left="0.494cm" fo:margin-right="0cm" fo:margin-top="0cm" fo:margin-bottom="0.176cm" fo:line-height="200%" fo:text-indent="0cm" style:auto-text-indent="false">
        <style:tab-stops>
          <style:tab-stop style:position="2.716cm"/>
          <style:tab-stop style:position="17.073cm" style:type="right" style:leader-style="dotted" style:leader-text="."/>
        </style:tab-stops>
      </style:paragraph-properties>
      <style:text-properties fo:language="en" fo:country="US" style:letter-kerning="true" style:font-name-complex="Times New Roman1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="100%" fo:margin-left="1.27cm" fo:margin-right="0cm" fo:margin-top="0cm" fo:margin-bottom="0.353cm" fo:text-align="start" style:justify-single-word="false" fo:hyphenation-ladder-count="no-limit" fo:text-indent="0cm" style:auto-text-indent="false" style:punctuation-wrap="hanging"/>
      <style:text-properties style:font-name="Calibri" fo:font-size="11pt" style:letter-kerning="true" style:font-name-asian="Times New Roman1" style:font-size-asian="11pt" style:language-asian="ru" style:country-asian="RU" style:font-name-complex="Times New Roman1" style:font-size-complex="10pt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size="14pt" fo:font-weight="bold" style:font-size-asian="14pt" style:font-weight-asian="bold" style:font-name-complex="F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size="14pt" fo:font-weight="bold" style:font-size-asian="14pt" style:font-weight-asian="bold" style:font-name-complex="F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size="14pt" style:font-size-asian="14pt" style:font-name-complex="Times New Roman1" style:font-size-complex="14pt"/>
    </style:style>
    <style:style style:name="ListLabel_20_2" style:display-name="ListLabel 2" style:family="text">
      <style:text-properties style:font-name-complex="Calibri1"/>
    </style:style>
    <style:style style:name="ListLabel_20_3" style:display-name="ListLabel 3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535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535cm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17cm"/>
        </style:list-level-properties>
      </text:list-level-style-number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17cm"/>
        </style:list-level-properties>
      </text:list-level-style-number>
      <text:list-level-style-number text:level="5" text:style-name="ListLabel_20_2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805cm"/>
        </style:list-level-properties>
      </text:list-level-style-number>
      <text:list-level-style-number text:level="6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805cm"/>
        </style:list-level-properties>
      </text:list-level-style-number>
      <text:list-level-style-number text:level="7" text:style-name="ListLabel_20_2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44cm"/>
        </style:list-level-properties>
      </text:list-level-style-number>
      <text:list-level-style-number text:level="8" text:style-name="ListLabel_20_2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44cm"/>
        </style:list-level-properties>
      </text:list-level-style-number>
      <text:list-level-style-number text:level="9" text:style-name="ListLabel_20_2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1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4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2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0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4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7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9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2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5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7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3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302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57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4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12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38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5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922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19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4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7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3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6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7.8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5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535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535cm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17cm"/>
        </style:list-level-properties>
      </text:list-level-style-number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17cm"/>
        </style:list-level-properties>
      </text:list-level-style-number>
      <text:list-level-style-number text:level="5" text:style-name="ListLabel_20_2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805cm"/>
        </style:list-level-properties>
      </text:list-level-style-number>
      <text:list-level-style-number text:level="6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805cm"/>
        </style:list-level-properties>
      </text:list-level-style-number>
      <text:list-level-style-number text:level="7" text:style-name="ListLabel_20_2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44cm"/>
        </style:list-level-properties>
      </text:list-level-style-number>
      <text:list-level-style-number text:level="8" text:style-name="ListLabel_20_2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44cm"/>
        </style:list-level-properties>
      </text:list-level-style-number>
      <text:list-level-style-number text:level="9" text:style-name="ListLabel_20_2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1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4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2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0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1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4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2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0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4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7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9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2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5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7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0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1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4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2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0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</meta:initial-creator>
    <dc:creator>Sergey Shchipanov</dc:creator>
    <meta:editing-cycles>16</meta:editing-cycles>
    <meta:creation-date>2014-04-02T11:32:00</meta:creation-date>
    <dc:date>2014-04-29T10:28:34.66</dc:date>
    <meta:editing-duration>PT29M38S</meta:editing-duration>
    <meta:generator>OpenOffice/4.0.1$Win32 OpenOffice.org_project/401m5$Build-9714</meta:generator>
    <meta:document-statistic meta:table-count="7" meta:image-count="0" meta:object-count="0" meta:page-count="7" meta:paragraph-count="144" meta:word-count="614" meta:character-count="5518"/>
    <meta:user-defined meta:name="AppVersion">12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